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="Arrow" draw:marker-start-width="0.252cm" draw:marker-end-width="0.252cm" draw:stroke-linejoin="round" draw:fill="none" draw:textarea-horizontal-align="justify" draw:textarea-vertical-align="top" draw:auto-grow-height="false" fo:min-height="55.088cm" fo:min-width="28.9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6600" draw:marker-start="Arrow" draw:marker-start-width="0.252cm" draw:marker-end-width="0.252cm" draw:stroke-linejoin="round" draw:fill="none" draw:textarea-horizontal-align="justify" draw:textarea-vertical-align="top" draw:auto-grow-height="false" fo:min-height="35.784cm" fo:min-width="70.07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3ff99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8.9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00cc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8.93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032cm" fo:min-width="24.39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032cm" fo:min-width="24.392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4.83cm" fo:min-width="24.392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24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697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8.198cm" fo:min-width="23.88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4.555cm" fo:min-width="12.708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24.39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9.475cm" fo:min-width="12.70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064cm" fo:min-width="26.42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24.9cm"/>
    </style:style>
    <style:style style:name="gr16" style:family="graphic" style:parent-style-name="standard">
      <style:graphic-properties svg:stroke-color="#ff3333" draw:fill-color="#ffffff" draw:textarea-horizontal-align="justify" draw:textarea-vertical-align="top" draw:auto-grow-height="false" fo:min-height="2.798cm" fo:min-width="24.9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24.9cm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4.322cm" fo:min-width="24.9cm"/>
    </style:style>
    <style:style style:name="gr19" style:family="graphic" style:parent-style-name="standard">
      <style:graphic-properties svg:stroke-color="#330099" draw:fill-color="#ffffff" draw:textarea-horizontal-align="justify" draw:textarea-vertical-align="top" draw:auto-grow-height="false" fo:min-height="2.798cm" fo:min-width="24.9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4.9cm"/>
    </style:style>
    <style:style style:name="gr21" style:family="graphic" style:parent-style-name="standard">
      <style:graphic-properties svg:stroke-color="#6600cc" draw:fill-color="#ffffff" draw:textarea-horizontal-align="justify" draw:textarea-vertical-align="top" draw:auto-grow-height="false" fo:min-height="4.83cm" fo:min-width="24.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4.048cm" fo:min-width="26.424cm"/>
    </style:style>
    <style:style style:name="gr23" style:family="graphic" style:parent-style-name="standard">
      <style:graphic-properties svg:stroke-width="0.035cm" svg:stroke-color="#996600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3.85cm" fo:padding-top="0.142cm" fo:padding-bottom="0.142cm" fo:padding-left="0.267cm" fo:padding-right="0.267cm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2.016cm" fo:min-width="21.344cm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1.344cm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0.836cm"/>
    </style:style>
    <style:style style:name="gr27" style:family="graphic" style:parent-style-name="standard">
      <style:graphic-properties svg:stroke-color="#000000" draw:fill-color="#ffffff" draw:textarea-horizontal-align="justify" draw:textarea-vertical-align="top" draw:auto-grow-height="false" fo:min-height="2.29cm" fo:min-width="21.344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016cm" fo:min-width="26.424cm"/>
    </style:style>
    <style:style style:name="gr29" style:family="graphic" style:parent-style-name="standard">
      <style:graphic-properties svg:stroke-color="#000000" draw:fill-color="#ffffff" draw:textarea-horizontal-align="justify" draw:textarea-vertical-align="top" draw:auto-grow-height="false" fo:min-height="6.354cm" fo:min-width="26.424cm"/>
    </style:style>
    <style:style style:name="gr30" style:family="graphic" style:parent-style-name="standard">
      <style:graphic-properties svg:stroke-color="#ff0000" draw:fill-color="#ffffff" draw:textarea-horizontal-align="justify" draw:textarea-vertical-align="top" draw:auto-grow-height="false" fo:min-height="33.278cm" fo:min-width="20.836cm"/>
    </style:style>
    <style:style style:name="gr31" style:family="graphic" style:parent-style-name="standard">
      <style:graphic-properties svg:stroke-color="#000000" draw:fill-color="#ffffff" draw:textarea-horizontal-align="justify" draw:textarea-vertical-align="top" draw:auto-grow-height="false" fo:min-height="25.15cm" fo:min-width="26.4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ff99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color="#ff6600"/>
    </style:style>
    <style:style style:name="P10" style:family="paragraph">
      <loext:graphic-properties draw:fill-color="#ffffff"/>
      <style:paragraph-properties fo:text-align="start"/>
      <style:text-properties fo:color="#ff6600"/>
    </style:style>
    <style:style style:name="P11" style:family="paragraph">
      <loext:graphic-properties draw:fill-color="#ffffff"/>
      <style:paragraph-properties fo:text-align="start"/>
      <style:text-properties fo:color="#ff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ffff"/>
    </style:style>
    <style:style style:name="T3" style:family="text">
      <style:text-properties fo:color="#000000"/>
    </style:style>
    <style:style style:name="T4" style:family="text">
      <style:text-properties fo:color="#ff6600"/>
    </style:style>
    <style:style style:name="T5" style:family="text">
      <style:text-properties fo:color="#9966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6666ff"/>
    </style:style>
    <style:style style:name="T8" style:family="text">
      <style:text-properties fo:color="#009900"/>
    </style:style>
    <style:style style:name="T9" style:family="text">
      <style:text-properties fo:color="#ff33ff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330099" fo:font-weight="bold" style:font-weight-asian="bold" style:font-weight-complex="bold"/>
    </style:style>
    <style:style style:name="T12" style:family="text">
      <style:text-properties fo:color="#999999" fo:font-weight="bold" style:font-weight-asian="bold" style:font-weight-complex="bold"/>
    </style:style>
    <style:style style:name="T13" style:family="text">
      <style:text-properties fo:color="#ff33ff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T15" style:family="text">
      <style:text-properties fo:color="#ff6600" fo:font-weight="bold" style:font-weight-asian="bold" style:font-weight-complex="bold"/>
    </style:style>
    <style:style style:name="T16" style:family="text">
      <style:text-properties fo:color="#6666ff" fo:font-weight="bold" style:font-weight-asian="bold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ff00ff"/>
    </style:style>
    <style:style style:name="T19" style:family="text">
      <style:text-properties fo:color="#ff3333" fo:font-weight="bold" style:font-weight-asian="bold" style:font-weight-complex="bold"/>
    </style:style>
    <style:style style:name="T20" style:family="text">
      <style:text-properties fo:color="#33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9.464cm" svg:height="55.372cm" svg:x="1cm" svg:y="27.924cm">
          <text:p text:style-name="P1"><text:span text:style-name="T1">control program (e.g uafscan), not modified from stock ros/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0.612cm" svg:height="36.068cm" svg:x="31.48cm" svg:y="2.016cm">
          <text:p text:style-name="P1">USRP server (usrp_server.py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9.464cm" svg:height="43.275cm" svg:x="61.96cm" svg:y="39.005cm">
          <text:p text:style-name="P1">CUDA driver (cuda_driver.py, tx_cuda.cu, rx_cuda.cu) 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9.464cm" svg:height="43.275cm" svg:x="31.48cm" svg:y="39.005cm">
          <text:p text:style-name="P1">USRP driver (usrp_driver.cpp, recv_and_hold.cpp, burst_worker.cpp, dio.cpp, usrp_utils.cpp)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2cm" svg:height="3.282cm" svg:x="2.524cm" svg:y="29.214cm">
          <text:p text:style-name="P5">determine site,</text:p>
          <text:p text:style-name="P5">initialize local variables,</text:p>
          <text:p text:style-name="P5">load site-specific site libra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4.892cm" svg:height="3.282cm" svg:x="2.524cm" svg:y="33.395cm">
          <text:p text:style-name="P5">run <text:span text:style-name="T2">SiteStart</text:span>,</text:p>
          <text:p text:style-name="P5">initialize global variables,</text:p>
          <text:p text:style-name="P5">parse command line arguments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4.892cm" svg:height="5.08cm" svg:x="2.524cm" svg:y="37.576cm">
          <text:p text:style-name="P5">run <text:span text:style-name="T2">SiteSetupRadar</text:span>,</text:p>
          <text:p text:style-name="P5"><text:span text:style-name="T3">request channel with </text:span><text:span text:style-name="T4">SETUP_RADAR_CHAN</text:span></text:p>
          <text:p text:style-name="P5"><text:span text:style-name="T3">run </text:span><text:span text:style-name="T4">GET_PARAMETERS</text:span></text:p>
          <text:p text:style-name="P5"><text:span text:style-name="T3">create shared memory buffer for base-band samples</text:span></text:p>
          <text:p text:style-name="P5"><text:span text:style-name="T3">initialize logging</text:span></text:p>
          <text:p text:style-name="P5"><text:span text:style-name="T3">start FitACF File</text:span></text:p>
          <text:p text:style-name="P1"><text:span text:style-name="T3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4.892cm" svg:height="4.064cm" svg:x="2.524cm" svg:y="43.672cm">
          <text:p text:style-name="P5">run <text:span text:style-name="T2">SiteTimeSeq</text:span></text:p>
          <text:p text:style-name="P5"><text:span text:style-name="T3">Construct pulse sequence timing from global variables using TSGMake</text:span></text:p>
          <text:p text:style-name="P5"><text:span text:style-name="T3">Register pulse sequence with USRP Server with </text:span><text:span text:style-name="T4">SET_PARAMETERS</text:span></text:p>
          <text:p text:style-name="P5"><text:span text:style-name="T3">Update global variables with pulse sequence information (txpl, smsep, lagfr..)</text:span></text:p>
          <text:p text:style-name="P5"/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197cm" svg:height="3.095cm" svg:x="17.764cm" svg:y="8.112cm">
          <draw:text-box>
            <text:p><text:span text:style-name="T1">include:</text:span></text:p>
            <text:p><text:span text:style-name="T1">function</text:span></text:p>
            <text:p><text:span text:style-name="T1">status</text:span></text:p>
            <text:p><text:span text:style-name="T1">remaining work</text:span></text:p>
          </draw:text-box>
        </draw:frame>
        <draw:custom-shape draw:style-name="gr10" draw:text-style-name="P6" draw:layer="layout" svg:width="24.384cm" svg:height="28.448cm" svg:x="3.032cm" svg:y="49.26cm">
          <text:p text:style-name="P5">loop while exitpoll == 0,</text:p>
          <text:p text:style-name="P5"><text:tab/>run <text:span text:style-name="T2">SiteExit</text:span><text:span text:style-name="T3">, quit and cleanup if exit_flag is set</text:span></text:p>
          <text:p text:style-name="P5"><text:span text:style-name="T3"><text:tab/></text:span><text:span text:style-name="T3">create a new fitacf file if at a two hour mark (</text:span><text:span text:style-name="T5">TASK_CLOSE, TASK_OPEN</text:span><text:span text:style-name="T3">)</text:span></text:p>
          <text:p text:style-name="P5"><text:span text:style-name="T3"><text:tab/></text:span><text:span text:style-name="T3">set clrfreq flag if clrfreq argument is set</text:span></text:p>
          <text:p text:style-name="P5"><text:span text:style-name="T3"><text:tab/></text:span><text:span text:style-name="T3">set xcf flag if xcf argument is set</text:span></text:p>
          <text:p text:style-name="P5"><text:span text:style-name="T3"><text:tab/></text:span><text:span text:style-name="T3">set next beam</text:span></text:p>
          <text:p text:style-name="P5"><text:span text:style-name="T3"><text:tab/></text:span><text:span text:style-name="T3">read clock, determine daytime/nighttime frequency</text:span></text:p>
          <text:p text:style-name="P5"><text:span text:style-name="T3"><text:tab/></text:span><text:span text:style-name="T3">call </text:span><text:span text:style-name="T2">SiteStartIntt</text:span></text:p>
          <text:p text:style-name="P5"><text:span text:style-name="T2"><text:tab/></text:span><text:span text:style-name="T4"><text:tab/></text:span><text:span text:style-name="T3">send</text:span><text:span text:style-name="T4"> PING</text:span></text:p>
          <text:p text:style-name="P5"><text:span text:style-name="T4"><text:tab/></text:span><text:span text:style-name="T4"><text:tab/></text:span><text:span text:style-name="T3">send</text:span><text:span text:style-name="T4"> GET_PARAMETERS</text:span></text:p>
          <text:p text:style-name="P5"><text:span text:style-name="T4"><text:tab/></text:span><text:span text:style-name="T4"><text:tab/></text:span><text:span text:style-name="T3">overwrite parameters with current beam number, channel, baseband rate</text:span></text:p>
          <text:p text:style-name="P5"><text:span text:style-name="T3"><text:tab/></text:span><text:span text:style-name="T3"><text:tab/></text:span><text:span text:style-name="T3">send back </text:span><text:span text:style-name="T4">SET_PARAMETERS </text:span><text:span text:style-name="T3">with updated struct</text:span></text:p>
          <text:p text:style-name="P5"><text:span text:style-name="T3"><text:tab/></text:span><text:span text:style-name="T3">call</text:span><text:span text:style-name="T3"> </text:span><text:span text:style-name="T2">SiteFCLR </text:span><text:span text:style-name="T3">if a clear frequency search is warranted</text:span></text:p>
          <text:p text:style-name="P5"><text:span text:style-name="T3"><text:tab/></text:span><text:span text:style-name="T3"><text:tab/></text:span><text:span text:style-name="T3">send <text:s/></text:span><text:span text:style-name="T4">SET_PARAMETERS </text:span><text:span text:style-name="T3">with current beam, sample rate..</text:span></text:p>
          <text:p text:style-name="P5"><text:span text:style-name="T3"><text:tab/></text:span><text:span text:style-name="T3"><text:tab/></text:span><text:span text:style-name="T3">send </text:span><text:span text:style-name="T4">REQUEST_CLEAR_FREQ_SEARCH </text:span><text:span text:style-name="T3">command search freqeuncy,</text:span></text:p>
          <text:p text:style-name="P5"><text:span text:style-name="T3"><text:tab/></text:span><text:span text:style-name="T3"><text:tab/></text:span><text:span text:style-name="T3"><text:tab/></text:span><text:span text:style-name="T3">bandwidth, and averaging</text:span></text:p>
          <text:p text:style-name="P5"><text:span text:style-name="T3"><text:tab/></text:span><text:span text:style-name="T3"><text:tab/></text:span><text:span text:style-name="T3">send </text:span><text:span text:style-name="T4">REQUEST_ASSIGNED_FREQ</text:span><text:span text:style-name="T3">, return assigned tfreq</text:span></text:p>
          <text:p text:style-name="P5"><text:span text:style-name="T2"><text:tab/></text:span><text:span text:style-name="T3">call </text:span><text:span text:style-name="T2">SiteIntegrate</text:span></text:p>
          <text:p text:style-name="P5"><text:span text:style-name="T2"><text:tab/></text:span><text:span text:style-name="T2"><text:tab/></text:span><text:span text:style-name="T3">exit if exit flag is set or if lag table is invalid</text:span></text:p>
          <text:p text:style-name="P5"><text:span text:style-name="T3"><text:tab/></text:span><text:span text:style-name="T3"><text:tab/></text:span><text:span text:style-name="T3">initialize sample buffer</text:span></text:p>
          <text:p text:style-name="P5"><text:span text:style-name="T3"><text:tab/></text:span><text:span text:style-name="T3"><text:tab/></text:span><text:span text:style-name="T3">until the end of the integration period keep requesting pulse sequences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SET_PARAMETERS</text:span><text:span text:style-name="T3"> with tfreq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SET_READY_FLAG</text:span><text:span text:style-name="T3"> 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GET_DATA</text:span><text:span text:style-name="T3">, and if the status is good,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beam-formed <text:s/>base-band samples from USRP Server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bad T/R data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transmitter status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GET_PARAMETERS</text:span><text:span text:style-name="T3"> for actual transmit frequency, etc</text:span></text:p>
          <text:p text:style-name="P5"><text:span text:style-name="T3"><text:tab/></text:span><text:span text:style-name="T3"><text:tab/></text:span><text:span text:style-name="T3"><text:tab/></text:span><text:span text:style-name="T3">log time</text:span></text:p>
          <text:p text:style-name="P5"><text:span text:style-name="T3"><text:tab/></text:span><text:span text:style-name="T3"><text:tab/></text:span><text:span text:style-name="T3"><text:tab/></text:span><text:span text:style-name="T3">decode phase coding</text:span></text:p>
          <text:p text:style-name="P5"><text:span text:style-name="T3"><text:tab/></text:span><text:span text:style-name="T3"><text:tab/></text:span><text:span text:style-name="T3"><text:tab/></text:span><text:span text:style-name="T3">copy samples to buffer</text:span></text:p>
          <text:p text:style-name="P5"><text:span text:style-name="T3"><text:tab/></text:span><text:span text:style-name="T3"><text:tab/></text:span><text:span text:style-name="T3"><text:tab/></text:span><text:span text:style-name="T3">calcuate ACF</text:span></text:p>
          <text:p text:style-name="P5"><text:span text:style-name="T3"><text:tab/></text:span><text:span text:style-name="T3"><text:tab/></text:span><text:span text:style-name="T3"><text:tab/></text:span><text:span text:style-name="T3">return number of averages in integration period</text:span></text:p>
          <text:p text:style-name="P5"><text:span text:style-name="T2"><text:tab/></text:span><text:span text:style-name="T2"><text:tab/></text:span></text:p>
          <text:p text:style-name="P5"><text:span text:style-name="T2"><text:tab/></text:span><text:span text:style-name="T3">populate structs with data, send to tasks</text:span></text:p>
          <text:p text:style-name="P5"><text:span text:style-name="T2"><text:tab/></text:span><text:span text:style-name="T3">call </text:span><text:span text:style-name="T2">SiteEndScan</text:span></text:p>
          <text:p text:style-name="P5"><text:span text:style-name="T2"><text:tab/></text:span><text:span text:style-name="T2"><text:tab/></text:span><text:span text:style-name="T3">send</text:span><text:span text:style-name="T2"> </text:span><text:span text:style-name="T4">SET_INACTIVE</text:span></text:p>
          <text:p text:style-name="P5"><text:span text:style-name="T4"><text:tab/></text:span><text:span text:style-name="T4"><text:tab/></text:span><text:span text:style-name="T3">send</text:span><text:span text:style-name="T4"> PING</text:span></text:p>
          <text:p text:style-name="P5"><text:span text:style-name="T2"><text:tab/></text:span><text:span text:style-name="T2"><text:tab/></text:span></text:p>
          <text:p text:style-name="P5"><text:span text:style-name="T2"><text:tab/></text:span><text:span text:style-name="T2"><text:tab/></text:span></text:p>
          <text:p text:style-name="P5"><text:span text:style-name="T2"><text:tab/></text:span></text:p>
          <text:p text:style-name="P5"><text:span text:style-name="T3"><text:tab/>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3.208cm" svg:height="14.805cm" svg:x="103.108cm" svg:y="2.959cm">
          <text:p text:style-name="P1"/>
          <text:p text:style-name="P1"><text:span text:style-name="T2"/></text:p>
          <text:p text:style-name="P1"><text:span text:style-name="T2"/></text:p>
          <text:p text:style-name="P1"><text:span text:style-name="T6">Color Key, Programs</text:span></text:p>
          <text:p text:style-name="P1"><text:span text:style-name="T2">Site Library, Cyan</text:span></text:p>
          <text:p text:style-name="P1"><text:span text:style-name="T4">USRP Server, Oran</text:span><text:span text:style-name="T4">ge</text:span></text:p>
          <text:p text:style-name="P1"><text:span text:style-name="T7">Control Program, Blue</text:span></text:p>
          <text:p text:style-name="P1"><text:span text:style-name="T8">CUDA Driver, Green 4</text:span></text:p>
          <text:p text:style-name="P1"><text:span text:style-name="T9">USRP Driver, Magenta</text:span></text:p>
          <text:p text:style-name="P1"><text:span text:style-name="T5">Tasks/Libraries, Yellow 4</text:span></text:p>
          <text:p text:style-name="P1"><text:span text:style-name="T9"/></text:p>
          <text:p text:style-name="P1"><text:span text:style-name="T6">Color Key, Status</text:span></text:p>
          <text:p text:style-name="P1"><text:span text:style-name="T10">Under Development, Incomplete, Red</text:span></text:p>
          <text:p text:style-name="P1"><text:span text:style-name="T6">Complete, Tested, Black</text:span></text:p>
          <text:p text:style-name="P1"><text:span text:style-name="T11">Complete. Untested, Purple 5</text:span></text:p>
          <text:p text:style-name="P1"><text:span text:style-name="T12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4.892cm" svg:height="3.048cm" svg:x="2.524cm" svg:y="79.232cm">
          <text:p text:style-name="P5">log exit</text:p>
          <text:p text:style-name="P5">free memory (argtable, strings..)</text:p>
          <text:p text:style-name="P5">run <text:span text:style-name="T2">SiteExit</text:span><text:span text:style-name="T3">, send </text:span><text:span text:style-name="T4">QUIT</text:span><text:span text:style-name="T3">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3.208cm" svg:height="9.725cm" svg:x="2.016cm" svg:y="3.975cm">
          <text:p text:style-name="P1"/>
          <text:p text:style-name="P1"><text:span text:style-name="T2"/></text:p>
          <text:p text:style-name="P1"><text:span text:style-name="T2"/></text:p>
          <text:p text:style-name="P5"><text:span text:style-name="T6"><text:s/></text:span><text:span text:style-name="T6">for information on running</text:span></text:p>
          <text:p text:style-name="P1"><text:span text:style-name="T6">the software, see launch_all.sh</text:span></text:p>
          <text:p text:style-name="P5"><text:span text:style-name="T6">- run </text:span><text:span text:style-name="T13">usrp_driver</text:span></text:p>
          <text:p text:style-name="P5"><text:span text:style-name="T6">- run </text:span><text:span text:style-name="T14">cuda_driver</text:span></text:p>
          <text:p text:style-name="P5"><text:span text:style-name="T6">- run </text:span><text:span text:style-name="T15">usrp_server</text:span></text:p>
          <text:p text:style-name="P5"><text:span text:style-name="T6">- launch </text:span><text:span text:style-name="T16">control programs</text:span></text:p>
          <text:p text:style-name="P5"><text:span text:style-name="T6"/></text:p>
          <text:p text:style-name="P5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6.924cm" svg:height="5.314cm" svg:x="63.484cm" svg:y="42.422cm">
          <text:p text:style-name="P5">parse configuration files (usrp_config.ini, driver_config.ini, array_config.ini)</text:p>
          <text:p text:style-name="P5">create a GPU object for each USRP</text:p>
          <text:p text:style-name="P5">create shared memory buffers for RF samples from each USRP</text:p>
          <text:p text:style-name="P5">listen for socket connections from USRP server</text:p>
          <text:p text:style-name="P5">wait for commands from USRP server, process with below command handl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48.752cm">
          <text:p text:style-name="P9"><text:span text:style-name="T4">CUDA_SETUP</text:span></text:p>
          <text:p text:style-name="P9"><text:span text:style-name="T4"><text:tab/></text:span><text:span text:style-name="T3">run cuda setup command on all GPU objects</text:span></text:p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53.324cm">
          <text:p text:style-name="P9"><text:span text:style-name="T4">CUDA_GENERATE_PULSE</text:span></text:p>
          <text:p text:style-name="P9"><text:span text:style-name="T4"><text:tab/></text:span><text:span text:style-name="T3">synthesize transmit pulse in GPU objects</text:span></text:p>
          <text:p text:style-name="P9"><text:span text:style-name="T3"><text:tab/></text:span><text:span text:style-name="T3">(see tx_cuda.cu)</text:span></text:p>
          <text:p text:style-name="P9"><text:span text:style-name="T3"><text:tab/></text:span><text:span text:style-name="T3">copy samples to shared memory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57.388cm">
          <text:p text:style-name="P9"><text:span text:style-name="T4">CUDA_ADD_CHANNEL</text:span></text:p>
          <text:p text:style-name="P9"><text:span text:style-name="T4"><text:tab/></text:span><text:span text:style-name="T3">populate channel information from USRP server, store in GPU objects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5.4cm" svg:height="3.048cm" svg:x="65.008cm" svg:y="61.452cm">
          <text:p text:style-name="P9"><text:span text:style-name="T4">CUDA_PULSE_INIT</text:span></text:p>
          <text:p text:style-name="P9"><text:span text:style-name="T4"><text:tab/></text:span><text:span text:style-name="T3">currently unused/unimplemented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5.4cm" svg:height="3.048cm" svg:x="65.008cm" svg:y="65.516cm">
          <text:p text:style-name="P9"><text:span text:style-name="T4">CUDA_REMOVE_CHANNEL</text:span></text:p>
          <text:p text:style-name="P9"><text:span text:style-name="T4"><text:tab/></text:span><text:span text:style-name="T3">currently unused/unimplemented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70.088cm">
          <text:p text:style-name="P9"><text:span text:style-name="T4">CUDA_GET_DATA</text:span></text:p>
          <text:p text:style-name="P9"><text:span text:style-name="T4"><text:tab/></text:span><text:span text:style-name="T3">retrieve processed baseband samples from GPU</text:span></text:p>
          <text:p text:style-name="P9"><text:span text:style-name="T3"><text:tab/></text:span><text:span text:style-name="T3">store in memory shared with USRP server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74.66cm">
          <text:p text:style-name="P9"><text:span text:style-name="T4">CUDA_PROCESS</text:span></text:p>
          <text:p text:style-name="P9"><text:span text:style-name="T4"><text:tab/></text:span><text:span text:style-name="T3">process received RF samples in shared memory on GPU</text:span></text:p>
          <text:p text:style-name="P9"><text:span text:style-name="T3"><text:tab/></text:span><text:span text:style-name="T3">(see rx_cuda.cu)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65.008cm" svg:y="78.724cm">
          <text:p text:style-name="P9"><text:span text:style-name="T4">CUDA_EXIT</text:span></text:p>
          <text:p text:style-name="P9"><text:tab/><text:span text:style-name="T17">clean exit of cuda driver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5.4cm" svg:height="4.064cm" svg:x="33.512cm" svg:y="50.784cm">
          <text:p text:style-name="P9"><text:span text:style-name="T4">USRP_SETUP</text:span></text:p>
          <text:p text:style-name="P9"><text:span text:style-name="T4"><text:tab/></text:span><text:span text:style-name="T3">accept frequency and pulse sequence information from <text:s/>from usrp server</text:span></text:p>
          <text:p text:style-name="P9"><text:span text:style-name="T3"><text:tab/></text:span><text:span text:style-name="T3">copy in transmit samples from shared memory</text:span></text:p>
          <text:p text:style-name="P9"><text:span text:style-name="T3"><text:tab/></text:span><text:span text:style-name="T3">if the frequency has changed, retune the USRP</text:span></text:p>
          <text:p text:style-name="P9"><text:span text:style-name="T3"><text:tab/></text:span><text:span text:style-name="T3">enter </text:span><text:span text:style-name="T18">READY </text:span><text:span text:style-name="T3">state</text:span></text:p>
          <text:p text:style-name="P9"><text:span text:style-name="T3"/></text:p>
          <text:p text:style-name="P9"/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33.512cm" svg:y="55.356cm">
          <text:p text:style-name="P9"><text:span text:style-name="T4">RXFE_SET</text:span></text:p>
          <text:p text:style-name="P9"/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25.4cm" svg:height="4.572cm" svg:x="33.512cm" svg:y="59.42cm">
          <text:p text:style-name="P9"><text:span text:style-name="T4">TRIGGER_PULSE</text:span></text:p>
          <text:p text:style-name="P9"><text:span text:style-name="T4"><text:tab/></text:span><text:span text:style-name="T3">if in </text:span><text:span text:style-name="T18">READY </text:span><text:span text:style-name="T3">proceed to </text:span><text:span text:style-name="T18">PULSE </text:span><text:span text:style-name="T3">state</text:span></text:p>
          <text:p text:style-name="P9"><text:span text:style-name="T3"><text:tab/></text:span><text:span text:style-name="T3"><text:tab/></text:span><text:span text:style-name="T3">calculate transmit pulse times from pulse information and current time</text:span></text:p>
          <text:p text:style-name="P9"><text:span text:style-name="T3"><text:tab/></text:span><text:span text:style-name="T3"><text:tab/></text:span><text:span text:style-name="T3">launch transmit pulse worker thread (burst_worker.cpp)</text:span></text:p>
          <text:p text:style-name="P9"><text:span text:style-name="T3"><text:tab/></text:span><text:span text:style-name="T3"><text:tab/></text:span><text:span text:style-name="T3">launch receive worker thread (recv_and_hold.cpp)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25.4cm" svg:height="3.048cm" svg:x="33.512cm" svg:y="55.356cm">
          <text:p text:style-name="P9"><text:span text:style-name="T4">RXFE_SET</text:span></text:p>
          <text:p text:style-name="P9"><text:span text:style-name="T4"><text:tab/></text:span><text:span text:style-name="T3">accept amplifier and attenuator settings from usrp server</text:span></text:p>
          <text:p text:style-name="P9"><text:span text:style-name="T3"><text:tab/></text:span><text:span text:style-name="T3">configure RF front end settings using USRP GPIO</text:span></text:p>
          <text:p text:style-name="P9"/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33.512cm" svg:y="65.008cm">
          <text:p text:style-name="P9"><text:span text:style-name="T4">READY_DATA</text:span></text:p>
          <text:p text:style-name="P9"><text:span text:style-name="T4"><text:tab/></text:span><text:span text:style-name="T3">send status, antenna number, and number of samples to usrp server</text:span></text:p>
          <text:p text:style-name="P9"><text:span text:style-name="T3"><text:tab/></text:span><text:span text:style-name="T3">copy RF rate receive samples to shared memory with CUDA driver</text:span></text:p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25.4cm" svg:height="2.032cm" svg:x="33.512cm" svg:y="69.072cm">
          <text:p text:style-name="P9"><text:span text:style-name="T4">UHD_GETTIME</text:span></text:p>
          <text:p text:style-name="P9"><text:span text:style-name="T4"><text:tab/></text:span><text:span text:style-name="T3">return the current synchronized USRP time (relative to last PPS synchronization)</text:span></text:p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5.4cm" svg:height="5.08cm" svg:x="33.512cm" svg:y="72.12cm">
          <text:p text:style-name="P9"><text:span text:style-name="T4">CLRFREQ</text:span></text:p>
          <text:p text:style-name="P9"><text:span text:style-name="T4"><text:tab/></text:span><text:span text:style-name="T3">get clear frequency search center frequency, time, and bandwidth from usrp server</text:span></text:p>
          <text:p text:style-name="P9"><text:span text:style-name="T3"><text:tab/></text:span><text:span text:style-name="T3">store existing settings, then retune USRP using UHD to new center frequency</text:span></text:p>
          <text:p text:style-name="P9"><text:span text:style-name="T3"><text:tab/></text:span><text:span text:style-name="T3">setup USRP to receive sample starting at given time</text:span></text:p>
          <text:p text:style-name="P9"><text:span text:style-name="T3"><text:tab/></text:span><text:span text:style-name="T3">collect samples, then send them back to usrp server over the socket connection</text:span></text:p>
          <text:p text:style-name="P9"><text:span text:style-name="T3"><text:tab/></text:span><text:span text:style-name="T3">retune USRP and restore prior sampling rate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5.4cm" svg:height="3.048cm" svg:x="33.512cm" svg:y="78.216cm">
          <text:p text:style-name="P9"><text:span text:style-name="T4">EXIT</text:span></text:p>
          <text:p text:style-name="P9"><text:span text:style-name="T4"><text:tab/></text:span><text:span text:style-name="T3">gracefully exit, close down sockets and semaphores, <text:s/>unmap shared memory</text:span></text:p>
          <text:p text:style-name="P9"><text:span text:style-name="T3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26.924cm" svg:height="4.298cm" svg:x="32.496cm" svg:y="42.422cm">
          <text:p text:style-name="P5">parse configuration files (driver_config.ini), extract shared memory buffer sizes</text:p>
          <text:p text:style-name="P5">parse command line arguments</text:p>
          <text:p text:style-name="P5">enter <text:span text:style-name="T18">INIT</text:span><text:span text:style-name="T3"> state</text:span></text:p>
          <text:p text:style-name="P5">open USRP with UHD driver, setup clock, sync to external 10 MHz and PPS</text:p>
          <text:p text:style-name="P5">initialize RF front end</text:p>
          <text:p text:style-name="P5">open shared memory sample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4.384cm" svg:height="43.275cm" svg:x="92.44cm" svg:y="39.005cm">
          <text:p text:style-name="P1">python librari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1.844cm" svg:height="2.266cm" svg:x="93.964cm" svg:y="42.422cm">
          <text:p text:style-name="P5">drivermsg_library.py contains code to manage passing commands</text:p>
          <text:p text:style-name="P5">over sock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1.844cm" svg:height="2.032cm" svg:x="93.964cm" svg:y="45.704cm">
          <text:p text:style-name="P5">dsp_filters.py is for filters to shape baseband transmit pulse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21.336cm" svg:height="2.032cm" svg:x="93.964cm" svg:y="58.404cm">
          <text:p text:style-name="P5">shm_library.py has function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1.844cm" svg:height="2.032cm" svg:x="93.964cm" svg:y="48.752cm">
          <text:p text:style-name="P5">phasing_utils.py has a few small functions to help with beamforming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21.844cm" svg:height="2.54cm" svg:x="93.964cm" svg:y="51.8cm">
          <text:p text:style-name="P5">rosmsg.py contains classes to interpret and replicate rosmsg, dataprm,</text:p>
          <text:p text:style-name="P5">and other structs sent by control programs.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21.336cm" svg:height="2.032cm" svg:x="93.964cm" svg:y="55.356cm">
          <text:p text:style-name="P5">socket_utils.py has functions for socket commun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6.924cm" svg:height="2.266cm" svg:x="32.496cm" svg:y="47.502cm">
          <text:p text:style-name="P5">wait for socket connection from usrp server</text:p>
          <text:p text:style-name="P5">connect, and wait for comman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26.924cm" svg:height="6.604cm" svg:x="62.468cm" svg:y="4.048cm">
          <text:p text:style-name="P5">initialize logging</text:p>
          <text:p text:style-name="P5">create radar hardware manager object</text:p>
          <text:p text:style-name="P5"><text:tab/>open sockets for control programs</text:p>
          <text:p text:style-name="P5"><text:tab/>connect to usrp drivers</text:p>
          <text:p text:style-name="P5"><text:tab/>connect to CUDA drivers</text:p>
          <text:p text:style-name="P5"><text:tab/>initialize RF front end</text:p>
          <text:p text:style-name="P5">run radar hardware manager, spawn radar state machine thread</text:p>
          <text:p text:style-name="P5">wait for control program connections, spawn radar channel handler threads for each program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21.336cm" svg:height="33.528cm" svg:x="31.988cm" svg:y="4.048cm">
          <text:p text:style-name="P5">radar state machine, start in <text:span text:style-name="T4">INIT</text:span><text:span text:style-name="T3"> state</text:span></text:p>
          <text:p text:style-name="P5"><text:span text:style-name="T4">INIT</text:span></text:p>
          <text:p text:style-name="P5"><text:span text:style-name="T3"><text:tab/></text:span><text:span text:style-name="T3">enter </text:span><text:span text:style-name="T4">WAIT </text:span><text:span text:style-name="T3">state</text:span></text:p>
          <text:p text:style-name="P5"><text:span text:style-name="T3"/></text:p>
          <text:p text:style-name="P5"><text:span text:style-name="T4">WAIT</text:span></text:p>
          <text:p text:style-name="P5"><text:span text:style-name="T4"><text:tab/></text:span><text:span text:style-name="T3">scan radar channel manager object states</text:span></text:p>
          <text:p text:style-name="P5"><text:span text:style-name="T3"><text:tab/></text:span><text:span text:style-name="T3">enter </text:span><text:span text:style-name="T4">CLRFREQ </text:span><text:span text:style-name="T3">state if a channel requests it</text:span></text:p>
          <text:p text:style-name="P5"><text:span text:style-name="T3"><text:tab/></text:span><text:span text:style-name="T3">enter </text:span><text:span text:style-name="T4">PRETRIGGER </text:span><text:span text:style-name="T3">state if a channel requests it</text:span></text:p>
          <text:p text:style-name="P5"><text:span text:style-name="T3"><text:tab/></text:span><text:span text:style-name="T3">enter </text:span><text:span text:style-name="T4">TRIGGER </text:span><text:span text:style-name="T3">state if a channel requests it </text:span></text:p>
          <text:p text:style-name="P5"><text:span text:style-name="T3"><text:tab/></text:span><text:span text:style-name="T3">enter </text:span><text:span text:style-name="T4">GET_DATA </text:span><text:span text:style-name="T3">state if a channel requests it </text:span></text:p>
          <text:p text:style-name="P5"><text:span text:style-name="T4">CLRFREQ</text:span></text:p>
          <text:p text:style-name="P5"><text:span text:style-name="T3"><text:tab/></text:span><text:span text:style-name="T3">run clrfreq handler on requesting channels</text:span></text:p>
          <text:p text:style-name="P5"><text:span text:style-name="T3"><text:tab/></text:span><text:span text:style-name="T3"><text:tab/></text:span><text:span text:style-name="T3">unpack clrfreq request information</text:span></text:p>
          <text:p text:style-name="P5"><text:span text:style-name="T3"><text:tab/></text:span><text:span text:style-name="T3"><text:tab/></text:span><text:span text:style-name="T3">request current usrp time with <text:s text:c="2"/></text:span><text:span text:style-name="T9">UHD_GETTIME</text:span></text:p>
          <text:p text:style-name="P5"><text:span text:style-name="T9"><text:tab/></text:span><text:span text:style-name="T9"><text:tab/></text:span><text:span text:style-name="T3">broadcast </text:span><text:span text:style-name="T9">CLRFREQ</text:span><text:span text:style-name="T3"> command for clear frequency search </text:span></text:p>
          <text:p text:style-name="P5"><text:span text:style-name="T3"><text:tab/></text:span><text:span text:style-name="T3"><text:tab/></text:span><text:span text:style-name="T3">compute FFT on samples</text:span></text:p>
          <text:p text:style-name="P5"><text:span text:style-name="T6"><text:tab/></text:span><text:span text:style-name="T6"><text:tab/></text:span><text:span text:style-name="T19">select clear frequency</text:span></text:p>
          <text:p text:style-name="P5"><text:span text:style-name="T19"><text:tab/></text:span><text:span text:style-name="T19"><text:tab/></text:span><text:span text:style-name="T17">pass frequency back to channel manager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PRETRIGGER</text:span></text:p>
          <text:p text:style-name="P5"><text:span text:style-name="T4"><text:tab/></text:span><text:span text:style-name="T3">if all channels are requesting </text:span><text:span text:style-name="T4">PRETRIGGER</text:span><text:span text:style-name="T3">, run pretrigger handler</text:span></text:p>
          <text:p text:style-name="P5"><text:span text:style-name="T3"><text:tab/></text:span><text:span text:style-name="T3"><text:tab/></text:span><text:span text:style-name="T3">load pulse time</text:span></text:p>
          <text:p text:style-name="P5"><text:tab/><text:tab/>calculate sample counts</text:p>
          <text:p text:style-name="P5"><text:tab/><text:tab/>send <text:span text:style-name="T9">USRP_SETUP</text:span><text:span text:style-name="T3"> command to usrp driver</text:span></text:p>
          <text:p text:style-name="P5"><text:span text:style-name="T3"><text:tab/></text:span><text:span text:style-name="T3"><text:tab/></text:span><text:span text:style-name="T3">send </text:span><text:span text:style-name="T20">CUDA_ADD_CHANNEL</text:span><text:span text:style-name="T3"> for each channel</text:span></text:p>
          <text:p text:style-name="P5"><text:span text:style-name="T3"><text:tab/></text:span><text:span text:style-name="T3"><text:tab/></text:span><text:span text:style-name="T3">send </text:span><text:span text:style-name="T20">CUDA_GENERATE_PULSE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TRIGGER</text:span></text:p>
          <text:p text:style-name="P5"><text:span text:style-name="T4"><text:tab/></text:span><text:span text:style-name="T3">if all channels are requesting </text:span><text:span text:style-name="T4">TRIGGER</text:span><text:span text:style-name="T3">, run trigger handler</text:span></text:p>
          <text:p text:style-name="P5"><text:span text:style-name="T3"><text:tab/></text:span><text:span text:style-name="T3"><text:tab/></text:span><text:span text:style-name="T3">send </text:span><text:span text:style-name="T9">TRIGGER_PULSE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GET_DATA</text:span></text:p>
          <text:p text:style-name="P5"><text:span text:style-name="T4"><text:tab/></text:span><text:span text:style-name="T3">if all channels are requesting </text:span><text:span text:style-name="T4">GET_DATA</text:span><text:span text:style-name="T3">, run get_data handler</text:span></text:p>
          <text:p text:style-name="P5"><text:span text:style-name="T3"><text:tab/></text:span><text:span text:style-name="T3"><text:tab/></text:span><text:span text:style-name="T3">create arrays for baseband samples</text:span></text:p>
          <text:p text:style-name="P5"><text:span text:style-name="T3"><text:tab/></text:span><text:span text:style-name="T3"><text:tab/></text:span><text:span text:style-name="T3">send <text:s/></text:span><text:span text:style-name="T9">READY_DATA </text:span><text:span text:style-name="T3"><text:s/>to check usrp driver status</text:span></text:p>
          <text:p text:style-name="P5"><text:span text:style-name="T3"><text:tab/></text:span><text:span text:style-name="T3"><text:tab/></text:span><text:span text:style-name="T3">return all channels managers to WAIT state</text:span></text:p>
          <text:p text:style-name="P5"><text:span text:style-name="T3"><text:tab/></text:span><text:span text:style-name="T3"><text:tab/></text:span><text:span text:style-name="T3">issue </text:span><text:span text:style-name="T20">CUDA_GET_DATA </text:span><text:span text:style-name="T3">command</text:span></text:p>
          <text:p text:style-name="P5"><text:span text:style-name="T6"><text:tab/></text:span><text:span text:style-name="T19"><text:tab/></text:span><text:span text:style-name="T19">copy samples from CUDA driver to control program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26.924cm" svg:height="25.4cm" svg:x="62.468cm" svg:y="11.668cm">
          <text:p text:style-name="P5">radar channel manager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injt </meta:initial-creator>
    <meta:creation-date>2016-06-30T10:07:16.995893886</meta:creation-date>
    <meta:generator>LibreOffice/5.0.6.2$Linux_X86_64 LibreOffice_project/00$Build-2</meta:generator>
    <dc:date>2016-07-06T17:41:31.577610192</dc:date>
    <dc:creator>kleinjt </dc:creator>
    <meta:editing-duration>PT6H32M21S</meta:editing-duration>
    <meta:editing-cycles>33</meta:editing-cycles>
    <meta:document-statistic meta:object-count="42"/>
  </office:meta>
</office:document-meta>
</file>